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56cm"/>
    </style:style>
    <style:style style:name="co2" style:family="table-column">
      <style:table-column-properties fo:break-before="auto" style:column-width="8.234cm"/>
    </style:style>
    <style:style style:name="co3" style:family="table-column">
      <style:table-column-properties fo:break-before="auto" style:column-width="7.689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9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ithub_licenses_repor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Repository </text:p>
          </table:table-cell>
          <table:table-cell table:style-name="ce2" office:value-type="string" calcext:value-type="string">
            <text:p>Name </text:p>
          </table:table-cell>
          <table:table-cell table:style-name="ce2" office:value-type="string" calcext:value-type="string">
            <text:p>Licence </text:p>
          </table:table-cell>
          <table:table-cell table:style-name="ce2"/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As at 3 August 2025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actgov</text:p>
          </table:table-cell>
          <table:table-cell office:value-type="string" calcext:value-type="string">
            <text:p>portion-plan-quality-control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Licence name</text:p>
          </table:table-cell>
          <table:table-cell office:value-type="string" calcext:value-type="string">
            <text:p>Number </text:p>
          </table:table-cell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cas-5</text:p>
          </table:table-cell>
          <table:table-cell table:number-columns-repeated="2" office:value-type="string" calcext:value-type="string">
            <text:p>Apache License 2.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cas-5-services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BSD 2-Clause "Simplified" Licen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events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BSD 3-Clause "New" or "Revised" Licens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install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Creative Commons Attribution 4.0 International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galah-workshop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Creative Commons Zero v1.0 Universa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galaxias-landing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Eclipse Public License 1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grails-http-builder-helper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GNU Affero General Public License v3.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oidc-auth-examples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GNU General Public License v2.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GNU General Public License v3.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graphite-statsd-boshrelease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GNU Lesser General Public License v2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integration-tests-template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GNU Lesser General Public License v3.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java-buildpack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ISC Licen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lgtm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Licen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pe-rds-broker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MIT License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australianantarcticdatacentre</text:p>
          </table:table-cell>
          <table:table-cell office:value-type="string" calcext:value-type="string">
            <text:p>fluentd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Mozilla Public License 2.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ghrsst-cogger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Not specified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string" calcext:value-type="string">
            <text:p>bom-radar</text:p>
          </table:table-cell>
          <table:table-cell office:value-type="string" calcext:value-type="string">
            <text:p>lpats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Other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bom-radar</text:p>
          </table:table-cell>
          <table:table-cell office:value-type="string" calcext:value-type="string">
            <text:p>odim_h5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The Unlicen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m-radar</text:p>
          </table:table-cell>
          <table:table-cell office:value-type="string" calcext:value-type="string">
            <text:p>rapic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anonlink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anonlink-client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anonlink-encoding-service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Account list </text:p>
          </table:table-cell>
          <table:table-cell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anonlink-entity-service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actgov</text:p>
          </table:table-cell>
          <table:table-cell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blocklib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agnsw</text:p>
          </table:table-cell>
          <table:table-cell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clkhash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AtlasOfLivingAustralia</text:p>
          </table:table-cell>
          <table:table-cell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GS1Combinators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ausdto</text:p>
          </table:table-cell>
          <table:table-cell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landshark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australianantarcticdatacentre</text:p>
          </table:table-cell>
          <table:table-cell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mirza-archived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AustralianAntarcticDivision</text:p>
          </table:table-cell>
          <table:table-cell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Openboard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berowrarfb</text:p>
          </table:table-cell>
          <table:table-cell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stellar-random-walk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bom-radar</text:p>
          </table:table-cell>
          <table:table-cell/>
        </table:table-row>
        <table:table-row table:style-name="ro1">
          <table:table-cell office:value-type="string" calcext:value-type="string">
            <text:p>datagovau</text:p>
          </table:table-cell>
          <table:table-cell office:value-type="string" calcext:value-type="string">
            <text:p>ckanext-zippreview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city-of-melbourne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apptest-auth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commerce-wa-ols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authome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consumerdataright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azcopy-with-acls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data61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bfrs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datagovau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biosys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dbca-wa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build-docker-geoserver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dpc-sdp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caddy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dpipwe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dssgovaus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csw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envris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ata-storage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gccgisteam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bca-playbooks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GeoscienceAustralia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bca-utils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govau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bca-wa.github.io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govcms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ependabot-reporter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gs-dawr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eveloper-guidance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healthgovau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jango-base-template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hiscom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ocker-geoserver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IPAustralia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ocker-postfix-mailrelay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Landgate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ocker-qgis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nla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ocker-scripts-dev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NSW-eTendering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ocker-vuepress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NSWPlanning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paw-utils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pmcau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fdwfunhouse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PublicRecordOfficeVictoria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fleetcare-data-harvest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qld-gov-au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friends-group-finder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srnsw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geocoder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SunshineCoastCouncil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gis_kaartdijin_boodja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victoriangovernment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glpiconnect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wagov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gokart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wamuseum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gokart-master2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gsmapbox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ibm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ingest-azblob-to-pg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it-asset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kusto-helper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lazyapi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meraki-threat-harvest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minotau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mudmap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nginx-certbot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nginx-log-archive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o365_mucilag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observation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pbsv2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penguin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pyspark-docke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resource_tracking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resourcespace-docke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ria-opendayplaceholde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s2i-django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s2i-joomla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s2i-kanboard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s2i-moodl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ss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ssslit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statdev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terriaj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TerriaMap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waherb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webssh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webtemplat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wg-webcfg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win10logonscript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chart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myvic-component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rippl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ripple-framework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ripple_station_locato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sumocli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erraform-aws-aurora-serverles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demo-migs-endpoint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rcgis_conda_integration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rcpyGeodesicDensifie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stro-cod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usPIX_DGG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ws-cost-splitte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ws-openquak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burn-mapping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CoRAL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coastline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config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conflux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devbox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ecr-sync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intertidal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knowledge-hub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notebook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podsweepe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public-data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sandbox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tsmask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vectorise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_ABS_collaboration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ggs-pilot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ocker-proxy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ynAdjust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elvis-positioning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elvis-upload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eo-tide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eo-tool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EQIAT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sdf-elvi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sdf-setup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uzzy_wof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A-SaMMT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a_sar_workflow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df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eo-sampling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eochemical-levelling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eochemistry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eodePy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eodesicDensifie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eodesy-qc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eodesyMLConverte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eomad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eophys_kml_serve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eophys_util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nssanalysi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ovHack-2017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igsn_reade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itag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landshark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LegislatedPointChecke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lst-gd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marine-spark-script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metric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minpot-toolkit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MPM-Wof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nrt-predict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nwra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ps_vlm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PyRat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PyXB-X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qmlutil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rdf_update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ROC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sar-hyp3-gamma-asf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sar-pipelin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sar-pyrosa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sar-rtc-opera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sattl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seismic-database-conversion-script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sira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SpatialApp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sun-glint-correction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tapi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toucan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uncover-ml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vaw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wagl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wistl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wit_tooling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wof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alertmanage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atc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autopilot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aws-es-proxy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aws-servicebroke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bosh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bosh-cli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bosh-deployment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bosh-linux-stemcell-builde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api-releas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ert-manage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ertificate-transparency-go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f-containers-broke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f-deployment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f-resourc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_cloudwatch_exporte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hart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li-plugin-repo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loud_controller_ng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oncours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oncourse-docke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redhub-cli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ocker-boshreleas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firehose_exporte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geecert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go-uaa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helm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influxdb-boshreleas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kafka-boshreleas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logsearch-boshreleas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logsearch-for-cloudfoundry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nginx-releas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prometheus-boshreleas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route-registra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routing-releas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s3-broke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sentry-auth-oidc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snort-boshreleas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spring-music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strato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yaml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com</text:p>
          </table:table-cell>
          <table:table-cell office:value-type="string" calcext:value-type="string">
            <text:p>hiscom.github.io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com</text:p>
          </table:table-cell>
          <table:table-cell office:value-type="string" calcext:value-type="string">
            <text:p>jekyll-test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Australia</text:p>
          </table:table-cell>
          <table:table-cell office:value-type="string" calcext:value-type="string">
            <text:p>LittleProxy-mitm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Australia</text:p>
          </table:table-cell>
          <table:table-cell office:value-type="string" calcext:value-type="string">
            <text:p>openshift-ansibl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Australia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Australia</text:p>
          </table:table-cell>
          <table:table-cell office:value-type="string" calcext:value-type="string">
            <text:p>UCD-Docker-Image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gate</text:p>
          </table:table-cell>
          <table:table-cell office:value-type="string" calcext:value-type="string">
            <text:p>ArcREST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ambercli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bamboo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butterflynet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chronicrawl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doss-nfsd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heritrixctl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httrack2warc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jwebrendere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oclc-dbutil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outbackcdx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outbackproxy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pandas4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pandora-lab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scanned-pdf-detecto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tnh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warcquet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webrecorde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WPlanning</text:p>
          </table:table-cell>
          <table:table-cell office:value-type="string" calcext:value-type="string">
            <text:p>data-verification-tool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aws-common-kms-encryption-util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-qld-infrastructur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opswx-ckan-cookbook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quickstart-atlassian-bitbucket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sw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sw</text:p>
          </table:table-cell>
          <table:table-cell office:value-type="string" calcext:value-type="string">
            <text:p>machine-learning-pilot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sw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sw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sw</text:p>
          </table:table-cell>
          <table:table-cell office:value-type="string" calcext:value-type="string">
            <text:p>vmbx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sw</text:p>
          </table:table-cell>
          <table:table-cell office:value-type="string" calcext:value-type="string">
            <text:p>wincommand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toriangovernment</text:p>
          </table:table-cell>
          <table:table-cell office:value-type="string" calcext:value-type="string">
            <text:p>api-design-standard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.github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azure-util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docker-findomain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docsify-templat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jsm-batch-action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nbdev-squ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oscal-danger-mous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overwatch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siem-query-util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soc-itsm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soc-onboarding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wasoc-globalquerie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wasoc-recon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wasoc-threatintel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wasocshared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wasocshared-1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wasocshared-2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nose-html-reporting</text:p>
          </table:table-cell>
          <table:table-cell office:value-type="string" calcext:value-type="string">
            <text:p>BSD 2-Clause "Simplifi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open_nsfw-warc</text:p>
          </table:table-cell>
          <table:table-cell office:value-type="string" calcext:value-type="string">
            <text:p>BSD 2-Clause "Simplifi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emergency-services</text:p>
          </table:table-cell>
          <table:table-cell office:value-type="string" calcext:value-type="string">
            <text:p>BSD 2-Clause "Simplifi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services-directory</text:p>
          </table:table-cell>
          <table:table-cell office:value-type="string" calcext:value-type="string">
            <text:p>BSD 2-Clause "Simplifi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ov</text:p>
          </table:table-cell>
          <table:table-cell office:value-type="string" calcext:value-type="string">
            <text:p>HTML_CodeSniffer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nsw</text:p>
          </table:table-cell>
          <table:table-cell office:value-type="string" calcext:value-type="string">
            <text:p>django-oembed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borgcollector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jango5-utils-six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django-pagination-py3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django-siteblocks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gdc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nuga_benchmarks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lask-oauthlib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eo-web-toolkit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eo-web-toolkit-examples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eodesy-sitelog-domain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eodesyML-Github-Pages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igssitelog-java-bindings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impact-forecast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iSentinel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Nickel-Mineral-Potential-Modelling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prov-web-log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ptha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pyinstrument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unstructInterp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kombu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gate</text:p>
          </table:table-cell>
          <table:table-cell office:value-type="string" calcext:value-type="string">
            <text:p>DatumSpreadsheets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readium-js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readium-js-viewer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form-builder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page-models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pattern-library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profanityfilter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qg.swe.charts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qgov-mam-angularjs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qgov_qa_tests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smartjobs.qld.gov.au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data_cleaning_workflows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gov-au-content-guide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atacentre</text:p>
          </table:table-cell>
          <table:table-cell office:value-type="string" calcext:value-type="string">
            <text:p>stac-aerial-extension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rr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S4590-codelists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cgi-vocabs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cgi-vocabs-archived-07092021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csw-staticreg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aa-api-clients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earthresourceml.org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ecat-ldapi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SDF-KG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sdf-supermodel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sdf-vocabs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a-datamodel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a-vocabs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a-vocabs-archived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eosciml.org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gic-vocabs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icsm-vocabs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ISO19115-profile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ldwebsite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link-ont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ncskos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pdm-ont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Placenames-Ontology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proms-theme-ga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promsclient.js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samples-api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sites-register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surveys-api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ontent-guide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cg-style</text:p>
          </table:table-cell>
          <table:table-cell office:value-type="string" calcext:value-type="string">
            <text:p>Creative Commons Zero v1.0 Univers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atacentre</text:p>
          </table:table-cell>
          <table:table-cell office:value-type="string" calcext:value-type="string">
            <text:p>AtlasRIS</text:p>
          </table:table-cell>
          <table:table-cell office:value-type="string" calcext:value-type="string">
            <text:p>Creative Commons Zero v1.0 Univers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box-geometry-models</text:p>
          </table:table-cell>
          <table:table-cell office:value-type="string" calcext:value-type="string">
            <text:p>Creative Commons Zero v1.0 Univers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ipwe</text:p>
          </table:table-cell>
          <table:table-cell office:value-type="string" calcext:value-type="string">
            <text:p>list-spatial-web-service-examples</text:p>
          </table:table-cell>
          <table:table-cell office:value-type="string" calcext:value-type="string">
            <text:p>Creative Commons Zero v1.0 Univers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nalysis-ready-gravity-data-workflow</text:p>
          </table:table-cell>
          <table:table-cell office:value-type="string" calcext:value-type="string">
            <text:p>Creative Commons Zero v1.0 Univers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Creative Commons Zero v1.0 Univers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igital-summit-2020</text:p>
          </table:table-cell>
          <table:table-cell office:value-type="string" calcext:value-type="string">
            <text:p>Creative Commons Zero v1.0 Univers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marcgrep</text:p>
          </table:table-cell>
          <table:table-cell office:value-type="string" calcext:value-type="string">
            <text:p>Eclipse Public License 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docker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govau</text:p>
          </table:table-cell>
          <table:table-cell office:value-type="string" calcext:value-type="string">
            <text:p>ckanext-s3filestore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ckanext-featuredviews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ckanext-geopusher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ckanext-hierarchy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ckanext-officedocs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ckanext-showcase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ckanext-datasetform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ckanext-datastore-refresh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ckanext-datavic-harvester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ckanext-datavic-iar-theme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ckanext-datavic-reporting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ckanext-hierarchy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ckanext-workflow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ckanext_datavic_odp_schema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ckanext_datavic_odp_theme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ire-data-processing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hazimp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nitter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wombat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clamav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csrf-filter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data-qld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data-qld-theme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datarequests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googleanalytics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harvester-data-qld-geoscience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odi-certificates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oidc-pkce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publications-qld-theme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qgov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recaptcha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resource-type-validation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resource-visibility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s3filestore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ssm-config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validation-schema-generator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xloader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sw</text:p>
          </table:table-cell>
          <table:table-cell office:value-type="string" calcext:value-type="string">
            <text:p>api.records.nsw.gov.au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ADRecon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thehive-terraform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oztrack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gov-au-beta-authoring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atacentre</text:p>
          </table:table-cell>
          <table:table-cell office:value-type="string" calcext:value-type="string">
            <text:p>cetacean_sightings_application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atacentre</text:p>
          </table:table-cell>
          <table:table-cell office:value-type="string" calcext:value-type="string">
            <text:p>QGIS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rupal_dbca_auth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parkstay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create_menus_permission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drupal-console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section_purge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_api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_core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_event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_landing_page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_logs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_media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_monsido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_news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_page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_search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_site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_site_restriction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_test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_webform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_workflow_reviewer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ecat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basemap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SDF-Metadata-Tool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a-wphase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pds-tools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iscourse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ta-website-rebuild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ta_website_slack_integration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datagovblog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GovCMS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GovCMS7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GovCMS8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GovCMS8-project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ui-kit-theme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gate</text:p>
          </table:table-cell>
          <table:table-cell office:value-type="string" calcext:value-type="string">
            <text:p>govhack2015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ov</text:p>
          </table:table-cell>
          <table:table-cell office:value-type="string" calcext:value-type="string">
            <text:p>docvert-agov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delma-python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galaxias-python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models-for-data-cleaning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tawnydragon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atacentre</text:p>
          </table:table-cell>
          <table:table-cell office:value-type="string" calcext:value-type="string">
            <text:p>qgis-stac-plugin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CMIX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owrarfb</text:p>
          </table:table-cell>
          <table:table-cell office:value-type="string" calcext:value-type="string">
            <text:p>gateway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dataFusion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appmonitor_client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bwf_components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bwf_core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bwf_forms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ckanext-doi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flatbacks-website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idais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ledger_api_client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marine_research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pluto-monitoring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qgis-turtle-tracker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turtle-scripts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bay-roadmap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homebrew-bay-cli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sgovaus</text:p>
          </table:table-cell>
          <table:table-cell office:value-type="string" calcext:value-type="string">
            <text:p>dss_betamessage_d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sgovaus</text:p>
          </table:table-cell>
          <table:table-cell office:value-type="string" calcext:value-type="string">
            <text:p>dss_betamessage_d7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sgovaus</text:p>
          </table:table-cell>
          <table:table-cell office:value-type="string" calcext:value-type="string">
            <text:p>dss_customviews_d7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sgovaus</text:p>
          </table:table-cell>
          <table:table-cell office:value-type="string" calcext:value-type="string">
            <text:p>dss_readspeaker_d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sgovaus</text:p>
          </table:table-cell>
          <table:table-cell office:value-type="string" calcext:value-type="string">
            <text:p>dss_readspeakerblock_d7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initiative_canvas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tomcat-jdbc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cloudsploit-lambda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hiperseis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mtpy2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PF3D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pycxml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pyLDAPI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rjmcmcmt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stormwavecluster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VocPrez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Wind_multipliers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uttlebelle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frontdoor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thgovau</text:p>
          </table:table-cell>
          <table:table-cell office:value-type="string" calcext:value-type="string">
            <text:p>health-design-system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Australia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iipsrv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pywb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qgds-bootstrap5-dxp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sw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sw</text:p>
          </table:table-cell>
          <table:table-cell office:value-type="string" calcext:value-type="string">
            <text:p>authority-register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sw</text:p>
          </table:table-cell>
          <table:table-cell office:value-type="string" calcext:value-type="string">
            <text:p>Preservation-Pathway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sw</text:p>
          </table:table-cell>
          <table:table-cell office:value-type="string" calcext:value-type="string">
            <text:p>Repository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sw</text:p>
          </table:table-cell>
          <table:table-cell office:value-type="string" calcext:value-type="string">
            <text:p>Workflow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sw</text:p>
          </table:table-cell>
          <table:table-cell office:value-type="string" calcext:value-type="string">
            <text:p>Workflow-Creator-POC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sw</text:p>
          </table:table-cell>
          <table:table-cell office:value-type="string" calcext:value-type="string">
            <text:p>xena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Essential8-GPOs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museum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kiteworks-integration</text:p>
          </table:table-cell>
          <table:table-cell office:value-type="string" calcext:value-type="string">
            <text:p>GNU Lesser General Public License v2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jango-leaflet</text:p>
          </table:table-cell>
          <table:table-cell office:value-type="string" calcext:value-type="string">
            <text:p>GNU Lesser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eoscience-portal</text:p>
          </table:table-cell>
          <table:table-cell office:value-type="string" calcext:value-type="string">
            <text:p>GNU Lesser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eoscience-portal-laurie</text:p>
          </table:table-cell>
          <table:table-cell office:value-type="string" calcext:value-type="string">
            <text:p>GNU Lesser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portal-core</text:p>
          </table:table-cell>
          <table:table-cell office:value-type="string" calcext:value-type="string">
            <text:p>GNU Lesser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rdi-portal</text:p>
          </table:table-cell>
          <table:table-cell office:value-type="string" calcext:value-type="string">
            <text:p>GNU Lesser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aws-smtp-relay</text:p>
          </table:table-cell>
          <table:table-cell office:value-type="string" calcext:value-type="string">
            <text:p>GNU Lesser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spade</text:p>
          </table:table-cell>
          <table:table-cell office:value-type="string" calcext:value-type="string">
            <text:p>GNU Lesser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atacentre</text:p>
          </table:table-cell>
          <table:table-cell office:value-type="string" calcext:value-type="string">
            <text:p>stac-browser</text:p>
          </table:table-cell>
          <table:table-cell office:value-type="string" calcext:value-type="string">
            <text:p>ISC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ount</text:p>
          </table:table-cell>
          <table:table-cell office:value-type="string" calcext:value-type="string">
            <text:p>Repository</text:p>
          </table:table-cell>
          <table:table-cell office:value-type="string" calcext:value-type="string">
            <text:p>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nsw</text:p>
          </table:table-cell>
          <table:table-cell office:value-type="string" calcext:value-type="string">
            <text:p>flexidat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datastorie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mantine-demo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tokens-portal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wordpress-2019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iodiv_hotspot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oobook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ootstrap-sas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collectory-hub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ecoasset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galah-python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jasper-liberation-fonts-2.00.1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jingo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koel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science-impact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SoE2021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aws-infrastructure-provision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backchat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brunch-spring-roll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citizenship-appointment-alpha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citizenship-appointment-backend-stub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citizenship-appointment-client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citizenship-appointment-serv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evelopment-at-dto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igital-identity-onboarding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to-dashboard-data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to-design-guid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to-digitalmarketplace-admin-frontend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to-digitalmarketplace-api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to-digitalmarketplace-apiclient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to-digitalmarketplace-buyer-frontend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to-digitalmarketplace-content-load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to-digitalmarketplace-frontend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to-digitalmarketplace-search-api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to-digitalmarketplace-supplier-frontend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to-digitalmarketplace-util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to-s3-brok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to-sample-app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to-skeleton-brok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filebeat-boshreleas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gov-au-alpha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gov-au-beta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gov-au-beta-releas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gov-au-design-guid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gov-au-ui-kit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govau-transitions-beta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govtest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grablib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gulp-html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mkdocs-gov-au-them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nodejs-buildpack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nudg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observatory-app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ruby-buildpack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spring-security-stateles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atacentre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atacentre</text:p>
          </table:table-cell>
          <table:table-cell office:value-type="string" calcext:value-type="string">
            <text:p>goaw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atacentre</text:p>
          </table:table-cell>
          <table:table-cell office:value-type="string" calcext:value-type="string">
            <text:p>metadata_xml_convert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atacentre</text:p>
          </table:table-cell>
          <table:table-cell office:value-type="string" calcext:value-type="string">
            <text:p>save_emails_to_file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atacentre</text:p>
          </table:table-cell>
          <table:table-cell office:value-type="string" calcext:value-type="string">
            <text:p>scar-gazette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atacentre</text:p>
          </table:table-cell>
          <table:table-cell office:value-type="string" calcext:value-type="string">
            <text:p>stac-search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squidleplu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erce-wa-ols</text:p>
          </table:table-cell>
          <table:table-cell office:value-type="string" calcext:value-type="string">
            <text:p>nickname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umerdataright</text:p>
          </table:table-cell>
          <table:table-cell office:value-type="string" calcext:value-type="string">
            <text:p>authorisation-serv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umerdataright</text:p>
          </table:table-cell>
          <table:table-cell office:value-type="string" calcext:value-type="string">
            <text:p>mock-data-hold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umerdataright</text:p>
          </table:table-cell>
          <table:table-cell office:value-type="string" calcext:value-type="string">
            <text:p>mock-data-holder-energy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umerdataright</text:p>
          </table:table-cell>
          <table:table-cell office:value-type="string" calcext:value-type="string">
            <text:p>mock-data-recipient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umerdataright</text:p>
          </table:table-cell>
          <table:table-cell office:value-type="string" calcext:value-type="string">
            <text:p>mock-regist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umerdataright</text:p>
          </table:table-cell>
          <table:table-cell office:value-type="string" calcext:value-type="string">
            <text:p>mock-solution-test-automation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aec-election-historie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docker-spark-jobserv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pihanga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raap-example-middlewar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raap-sample-app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audio-transcrib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biodiversityaudit2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biosys-turtle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ckanext-qa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ata-pipeline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bcaDHW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bc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jango-cron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FireHistory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flir2q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grov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kustomize-recipe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leaflet.circlesecto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Leaflet.Hatchling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multi-arch-docker-github-workflow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ningaloo-turtle-etl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penguins-video-processo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rivRmon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scarab-script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ScatMatch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script-me-a-riv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static-doc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tsc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turtle-talk-im-2017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ubuntu-util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wamtram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wastd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drupal-twitter-feed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rest-api-behat-extension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ipwe</text:p>
          </table:table-cell>
          <table:table-cell office:value-type="string" calcext:value-type="string">
            <text:p>LIST_Tools_ArcMap_Addin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ipwe</text:p>
          </table:table-cell>
          <table:table-cell office:value-type="string" calcext:value-type="string">
            <text:p>LIST_Tools_Pro_Addin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ipwe</text:p>
          </table:table-cell>
          <table:table-cell office:value-type="string" calcext:value-type="string">
            <text:p>LIST_Tools_Pro_At_3_Addin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common-redirect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django-fak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docker-nginx-loadbalanc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nationalparks-admin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em-interpretation-conversion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blast-radiu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igital-atlas-static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dal-extra-driver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raticularBlockCuttingTool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HiQGA.jl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json-point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map-factory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ngx-bootstrap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pygeoapi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SouthPAN-GNSS-Receiver-Documentation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terraform-ec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wait-for-it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whitebox-tool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accessibility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acme-proxy-boshreleas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ausgov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australia-gov-au-directory-generato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bosh_multi_runn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boshrelease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ertwatch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f-cli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f-common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f-concours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f-fly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f-go-helloworld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f-healthcheck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f-report-buildpack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f-report-disk-usag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f-report-memory-usag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f-report-user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f-run-and-wait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f-ups-util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f-vault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fsvcenv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awsbroker-tf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cf-bosh-cli-dock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cni-exampl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deploy-sentry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doc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firehose-to-kinesi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image-rotato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kinesis-to-elasticsearch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log-proxy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log-retriev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log-view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logs-to-kinesi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proxy-test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syslog-to-s3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teamcloudfront-tf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_notification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hameleon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loud-assessment-serv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loud-chao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loud.gov.au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atagovau-blog-alpha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atavizkit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eploy-awsbrok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eploy-kop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eploy-strato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esign-system-component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esign-system-react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esign-system-sit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esign-system-start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evis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omain-name-alpha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omainname-gov-au-frontend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otenv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elastic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emailtemplat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firehose-to-syslog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frontend-boshreleas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furnac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github-pullrequest-resourc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github-watch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go-cfclient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go-kinesi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go-patch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go-shellquot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govuk_frontend_toolkit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gpt3-ask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grafana-cf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graylog-boshreleas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guide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guides-slack-invite-automation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gulp-base64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gulp-css-url-adjust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handbook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inbox-alpha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influxdb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instant-https-boshreleas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kafka-firehose-nozzl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le-dns-cert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le-respond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logsearch-healthcheck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media-release-source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nginx-tlsconfig-releas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notifications-admin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notifications-util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notify-client-dotnet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notify-client-go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notify-client-java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notify-client-nod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notify-client-python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oauth2_proxy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observatory-covid-report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observatory-websit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oecd-business-case-playbook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optimize-360-test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pancak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platforms-alpha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presentation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python-openstackclient-dock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que-go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redirect-staging-app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redis-command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sarama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sass-a11ycolo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sdget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service-manual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ssh-client-dock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sso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staticfile_buildpack_redi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stemcell-diff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style-manual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syslog-to-loggregator-boshreleas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tablewrit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ursa-majo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varnish-cache-boshreleas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vcapenv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verifiable-log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warcraid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wofg-web-dashboard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wofg-web-es-inject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wofg-web-filter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www-gov-au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zendesk-unsuspend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-dawr</text:p>
          </table:table-cell>
          <table:table-cell office:value-type="string" calcext:value-type="string">
            <text:p>django-role-permission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thgovau</text:p>
          </table:table-cell>
          <table:table-cell office:value-type="string" calcext:value-type="string">
            <text:p>design-system-component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thgovau</text:p>
          </table:table-cell>
          <table:table-cell office:value-type="string" calcext:value-type="string">
            <text:p>design-system-sit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thgovau</text:p>
          </table:table-cell>
          <table:table-cell office:value-type="string" calcext:value-type="string">
            <text:p>design-system-start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thgovau</text:p>
          </table:table-cell>
          <table:table-cell office:value-type="string" calcext:value-type="string">
            <text:p>design-system-starter-1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thgovau</text:p>
          </table:table-cell>
          <table:table-cell office:value-type="string" calcext:value-type="string">
            <text:p>mandelbrot-healthgovau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thgovau</text:p>
          </table:table-cell>
          <table:table-cell office:value-type="string" calcext:value-type="string">
            <text:p>sample-react-app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Australia</text:p>
          </table:table-cell>
          <table:table-cell office:value-type="string" calcext:value-type="string">
            <text:p>xl-docker-demo-xld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Australia</text:p>
          </table:table-cell>
          <table:table-cell office:value-type="string" calcext:value-type="string">
            <text:p>xld-github-dynamic-dictionaries-plugin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gate</text:p>
          </table:table-cell>
          <table:table-cell office:value-type="string" calcext:value-type="string">
            <text:p>govhack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gate</text:p>
          </table:table-cell>
          <table:table-cell office:value-type="string" calcext:value-type="string">
            <text:p>slip-code-sample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gate</text:p>
          </table:table-cell>
          <table:table-cell office:value-type="string" calcext:value-type="string">
            <text:p>slip-developer-documentation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bento_search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bootstrap-validato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jvmctl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keycloak-gem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solrbackup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W-eTendering</text:p>
          </table:table-cell>
          <table:table-cell office:value-type="string" calcext:value-type="string">
            <text:p>NSW-eTendering-API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cau</text:p>
          </table:table-cell>
          <table:table-cell office:value-type="string" calcext:value-type="string">
            <text:p>AustralianHoliday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archiv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cloudstorag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qa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foodpantry-kyfb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gha-cdn-version-tree-by-tag-build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gha-publish-to-git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shineCoastCouncil</text:p>
          </table:table-cell>
          <table:table-cell office:value-type="string" calcext:value-type="string">
            <text:p>OnsiteSewageFacilitiesInspectionApiClient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shineCoastCouncil</text:p>
          </table:table-cell>
          <table:table-cell office:value-type="string" calcext:value-type="string">
            <text:p>PlumbingBackflowDeviceInspectionsClientSampl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Sentinel-Querie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bie-hub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bootstrap2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mantine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tern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workforce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wp-theme-2011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ws-security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sbp-hub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tlas-index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uthoritative-lists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vh-hub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vsb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ootadmin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commonui-bs3-2019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ecodata-client-plugin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ecological-science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fieldcapture-test-plugin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functional-test-harness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generic-bootstrap2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iNaturalist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logstash-output-googleanalytics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opentree-install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ozfishpics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pdf-service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pigeonhole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species-lists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specieslist-webapp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spring-session-helper-plugin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taxon-overflow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userdetails-service-client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terraform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ov</text:p>
          </table:table-cell>
          <table:table-cell office:value-type="string" calcext:value-type="string">
            <text:p>treatment-validati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nsw</text:p>
          </table:table-cell>
          <table:table-cell office:value-type="string" calcext:value-type="string">
            <text:p>Colorl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irflow-io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alo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api-portal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auth-plugi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bootstrap3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ca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cas-2.0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cas-clien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cdk-lib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charts-plugi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collector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common-ui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cors-plugi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datamob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dataqualit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download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github-webhook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header-and-tail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hub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key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keys-ui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lab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logg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mail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map-plugi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metrics-and-impac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names-generato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parent-pom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reportin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security-projec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soils2sa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web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wordpress-2024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wordpress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ws-plugi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4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mrin-hub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nalysis-servic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nalytics-scrip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ngular-template-asset-pipelin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pa-hub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pi-gatewa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ppd-hub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tlasoflivingaustralia.github.io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tlasoflivingaustralia.r-universe.dev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hl-demo-app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hl-ftindex-manag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hl-ftindex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hl-solr-plugi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ie-api-chang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ie-plugi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ie-profil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ie-servic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ie-webapp2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iocache-jm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iocache-spark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iocollect-expo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iocollect-pw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iocollect-universal-androi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iocollect-universal-io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ioLink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ioLink_tes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iosecurity-Alerts-Requiremen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iosecurity-hub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chuon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citation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cleaning_dat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cmigrat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cognito-csv-export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collectory-plugi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commonui-bs2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commonui-bs3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commonui-bs3-2024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commonui-bs4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commonui-bs5-2019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commonui-bs5-2024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corell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corella-pyth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dashboar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data-managemen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data-publicati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data-quality-filter-servic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data-quality-filter-service-clien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data-repository-plugi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DataQualit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delm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document-preview-plugi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Documentation-en-francai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doi-servic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dwc-archive-plugi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dwc-dataframe-validato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ecoassets-websit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ecodat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extended-data-model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fieldcaptur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fieldcapture-hub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fieldcapture-mobile-androi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fieldcapture-mobile-io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fieldcapture-mobile_DEPRECATE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fielddat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fielddata-androi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fielddata-mobile-androi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fielddata-mobile-io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fielddata-mobile_DEPRECATE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fielddata-prox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fieldguid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FlickrHarvest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floraconnection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freshdesk-customisati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front-end-stati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galah-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galaxia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generic-bi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generic-collector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generic-hub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genomic-dat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grails-cache-ehcach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grails-csv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helm-char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home-stati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IEK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image-load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image-servic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image-tiling-agen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image-util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images-client-plugi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inaturalist-status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jwt-usage-exampl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la-pipelin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layer-ingesti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layers-servic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layers-stor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load-tes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logger-servic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lucidu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mdba-hub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mloz-stati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moths-stati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natureMap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obis-hub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open-delt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openapi-plugi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ozatla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ozatlas-androi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ozAtlas-iO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ozatlas-prox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ozcam-hub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oznome-demo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phylolink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potion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profile-hub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profile-servic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profile-service-clien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publishin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R-trainin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ras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region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Registr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sandbox-hub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sds-webapp2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seasonal-calenda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show-content-onl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siad-datase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sighting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spatial-databas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spatial-documentati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spatial-hub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spatial-logg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spatial-portal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spatial-servic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specimenbrows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tawnydragon-pyth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Taxonomic-Issues-Register_new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tepapa-hub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timeseri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Trai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travis-build-configurati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tview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ui-pattern-librar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volunteer-portal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webapi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weeds-stati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zoatrack-stati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zot_bib_web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analytics-fronten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biz_gov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bosh-deploymen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cf-ha-aw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cf-pgsql-sample-app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cfoundry_clien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cga_sit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choeropsi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collectd-boshreleas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3-charts-dto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b-view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esign-resourc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isco_crawl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isco_lay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iscovery-guid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ss-explor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to-acronym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to-dashboard-excel-processo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to-digitalmarketplace-analytic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to-digitalmarketplace-framework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to-digitalmarketplace-frontend-toolki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to-example-doco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to-hackday-idea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to_proto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to_whitesit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editor-spike-reac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education-childcar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education-childcare-alph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frontend-exercis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gov-au-beta-content-analysi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gov-au-imag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gov-au-transitions-alph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jalph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keycloak-wrapp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myagedcare_service_finder_scrap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qa-fir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ralph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service-handbook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user-service-alph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WoAG-Analytic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www.gov.au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atacentre</text:p>
          </table:table-cell>
          <table:table-cell office:value-type="string" calcext:value-type="string">
            <text:p>antanym-demo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atacentre</text:p>
          </table:table-cell>
          <table:table-cell office:value-type="string" calcext:value-type="string">
            <text:p>datemos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atacentre</text:p>
          </table:table-cell>
          <table:table-cell office:value-type="string" calcext:value-type="string">
            <text:p>Gentl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angstrom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any-r-questi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australianantarcticdivision.r-universe.dev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bgmfil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BioMassTrackin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cconventi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EA-Atlantis-dev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EastAntarctica_Atlanti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EPO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fishingoverlap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fishnostic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fishtool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future-krill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Grym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GrymExampl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ice_core_tool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K_Axis_map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measo-asses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measoshap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migrat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miz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orsifron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pal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planetfish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R-MEASO18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raad-deriv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raadfil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raadtool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raadvr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rbgm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regri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rema.pro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ropenblo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Seafas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socoastal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sospatial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tagsim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tempo-krill-comparison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tempo_data_uploa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WSMPA-P2-pelagi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zigam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ZooScat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of-melbourne</text:p>
          </table:table-cell>
          <table:table-cell office:value-type="string" calcext:value-type="string">
            <text:p>anything-map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of-melbourne</text:p>
          </table:table-cell>
          <table:table-cell office:value-type="string" calcext:value-type="string">
            <text:p>cafes-map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of-melbourne</text:p>
          </table:table-cell>
          <table:table-cell office:value-type="string" calcext:value-type="string">
            <text:p>coworking-spac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of-melbourne</text:p>
          </table:table-cell>
          <table:table-cell office:value-type="string" calcext:value-type="string">
            <text:p>coworking-tour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of-melbourne</text:p>
          </table:table-cell>
          <table:table-cell office:value-type="string" calcext:value-type="string">
            <text:p>Data3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of-melbourne</text:p>
          </table:table-cell>
          <table:table-cell office:value-type="string" calcext:value-type="string">
            <text:p>design-system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of-melbourne</text:p>
          </table:table-cell>
          <table:table-cell office:value-type="string" calcext:value-type="string">
            <text:p>govcor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of-melbourne</text:p>
          </table:table-cell>
          <table:table-cell office:value-type="string" calcext:value-type="string">
            <text:p>marker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of-melbourne</text:p>
          </table:table-cell>
          <table:table-cell office:value-type="string" calcext:value-type="string">
            <text:p>parking-map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erce-wa-ols</text:p>
          </table:table-cell>
          <table:table-cell office:value-type="string" calcext:value-type="string">
            <text:p>speedtrack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erce-wa-ols</text:p>
          </table:table-cell>
          <table:table-cell office:value-type="string" calcext:value-type="string">
            <text:p>website-style-guid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umerdataright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char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DyAN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Mirz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papa-semigroup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scholar-hackathon-2018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stellar-ERBaselin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stellar-evaluation-plugins-sandbox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u-boot-tk1-som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govau</text:p>
          </table:table-cell>
          <table:table-cell office:value-type="string" calcext:value-type="string">
            <text:p>toolki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address-book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agol_index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agov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ansible-playbook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api_gatewa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appmonito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ausplot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authorisation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authorisations2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biosys-web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borgslave-formul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borgslave-syn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cannabi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cddp-ingest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certbot-dns-azur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cheapskat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ckan-dock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ckanext-cesiumpreview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ckanext-datawagovau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ckanext-dbc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ckanext-spatial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ata-harvest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jango-media-serv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ocker-apps-dev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rupal-agov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encryption_gw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etlTurtleNestin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find-a-conservation-group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fi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gis_kaartdijin_boodja_win_scrip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gisearch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gokart-lit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gokart-sss-django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gov-app-data-decod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gov-vue3-componen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healthcheck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iwsc5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kubernetes-scripts-dev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kustomize-tutorial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leases-licensin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ledger_prod_daily_db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ledgerpa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licensing-templat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mercurial-serv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metadata-convert-to-iso10115-3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moodle-employeeid-syn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nginx-proxy-formul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odk_showcas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park-pass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parkaler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parkpass_b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parkstay-main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pm2p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postgres-fdw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proxmox-util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QGISTOOL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queue-manag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queue-waitin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science-projects-clien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science-projects-servic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scroog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sdi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spatial-layer-monito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spotlightin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sq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sss-map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system-maintenanc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system-maintenance2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system-maintenance3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task-managemen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thermal-image-processin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wagov_util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ba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bay-cli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bay_monitorin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bay_php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bay_platform_dependenci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baywatch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behat-relativit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ckan_connec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ckanext-datavicmai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ckeditor_templat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dev-tool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drupal-console-cor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drupal-console-extend-plugi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dvf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gatherconten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gathercontent-clien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github-action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go-section-io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migrate_cr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mtk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password_strength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patternlab-po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phpe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ripple-lib-start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ripple-test-lay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ripple-vue-exampl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sdp-doc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sdp-platform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search_api_elasticsearch_attachmen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erraform-provider-lago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est_sketch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-starter-kit-projec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_aler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_authenticated_conten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_automated_listin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_data_driven_componen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_demo_conten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_event_atdw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_gran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_migrati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_profil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_publicati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_station_locato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oken_condition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WoVG-GMP-360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ipwe</text:p>
          </table:table-cell>
          <table:table-cell office:value-type="string" calcext:value-type="string">
            <text:p>Scrip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corporate-proxy-bas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digital-trade-handbook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docker-ci-build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docker-gitlab-gov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docker-nginx-webserv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docker-sphinx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EEM_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jenkins-with-docker-in-dock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National-Map-View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nationalparks-doc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nationalparks-pub-doc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SoE_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White-Label-Help-Wiki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cgisteam</text:p>
          </table:table-cell>
          <table:table-cell office:value-type="string" calcext:value-type="string">
            <text:p>leaflet-exampl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gdc_mangrovemonitorin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mazoni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ntelope_contrib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nuga-view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pache-configurati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rcgis_pro_addin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utobots-terraform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ws-dms-exampl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zuri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BatchHtoV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clah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clhc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conn4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cophub-coverag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core-geonetwork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coregistration-software-evaluati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atacube-ingesti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airflow-dock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ard-scene-selec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CalVal-Phase1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CalVal-Phase2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ci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cogg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dat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datakub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dev-infr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dnsup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fm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jupyterhub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manual-producti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orchestrati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sandbox-templat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sar-flood-ve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validati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Water-Qualit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wetland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m-handl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igitalearthau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ocker_hydroid_demo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ockerfile-autobots-terraform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earthsci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egeodes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ellip-cor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lowtool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SDF-2015-documen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SDF-Airpor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SDF-CaRS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SDF-Faciliti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SDF-Helipad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SDF-Landing-Ground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SDF-Pipelin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SDF-Power-Station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SDF-Power-Substation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SDF-PowerInfrastructur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SDF-Railway-Station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SDF-Railway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SDF-Runway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SDF-Tunnel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SDF-Waste-Managemen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SDF-Waste-Water-Treatmen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a-daa-trainin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a-earthquake-hazar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a-ml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A-neotectonic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A-shakemap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a-worldwind-suit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a-worldwind-webstar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A_CaRSA_Prototyp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Acmi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AR15_Regional_Vulnerability_Function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azette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da2020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drive-syn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eodesy-Web-Services.github.io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eoinformation-delivery-platform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eoregulati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eoscience-portal-geonetwork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eoserv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nss-mqt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nss-pkg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ocad-projecto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WB-GDE-DE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hibernate-cor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igsn-on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inorganicgeochemistr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insar-atmospheric-correction-api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ISGM-SG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ITEM_v2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Java-Exposure-Model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jenkins-dock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jira-backup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Jira-testin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jogl2-refactor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landsat-to-co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latest_pixel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mba-23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ML-preprocessin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monitoring-stack-exampl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multilin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MultiscaleDem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ndvi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NEXISDat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nhi-proces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nhi-pylib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nhi-tse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nidem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nix-preso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NixOS-Machin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NSHA2018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NSHA2023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ntripclien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ntripserv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ogc-schema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openlayer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pack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PhasePAp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PNGSH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portal-analytic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rdi-portal-geonetwork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ric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sc3stuff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seiscomp3-ml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sissvoc-resourc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smallest_app_in_histor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sss-api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strat-ontology-graph-API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SWHAQ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tch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terraform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terraform-ecs-servic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tesserac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trigger-travi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TSCloudMask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TsuTool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urban-exten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VocPrez-theme-cgi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VocPrez-theme-cgi-archive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VocPrez-theme-g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VocPrez-theme-ga-archive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VocPrez-theme-ggi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VocPrez-theme-icsm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wofs-confidenc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xml-schem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York_EQ_2019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ami-resourc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analytics-terms-of-servic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ansible-playbook-dock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australia-gov-au-stati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backstop-content-guide-tes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backstop-guides-tes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boulder-boshreleas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f-consol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f-example-nodej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f-example-staticfil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f-grp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f-shiny-exampl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f-uaac-dock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cli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deploy-cf-smoke-tes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deploy-cloudwatch-export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deploy-gitlab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deploy-k8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docker-dbutil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frontend-confi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k8s-tf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kibana-for-cf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kops-tf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sentr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sentry-demo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i-consol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ircleci-audi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loud-assessmen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ashboard-buil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ashboard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eploy-discours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eploy-prometheu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esignsystem-insigh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igitalmarketplac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igitalmarketplace-azure-function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na-ralph-concep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ocker-broker-deploymen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ocker-pulledpork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ocs.desktop.gov.au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omainname-gov-au-backen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S-Test-Jekyll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ta-gov-au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ta-uikit-bas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ta_site_uuid_harmonis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ta_website_image_plugi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elasticsearch-with-basicauth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fly-cli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GAlileo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govCMS8-ui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govshare-stati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gridl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gtm-base-contain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ict-procurement-taskforc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import_recruiterbox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k8s-example-nodej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kube-ssm-agen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learning-design-standard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level3-dashboar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media-release-stati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message-lab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message-lab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multi_bosh_exporter_boshreleas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notif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notify-examples-go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notify-examples-jav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notify-java-client-ol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oneAPS-websit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OSSRH-64666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performance-dashboar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public-holidays-validati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sap-live-link-365-client-pyth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semanticuserjourney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service-catalogue-repositor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service-manual-prototyp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smart-citi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style-manual-interim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style-manual-referenc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torqu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ultimate-guide-to-bosh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ABCC_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aclei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ACOR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afma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agdsa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agedcarecomplaints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AHW_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anzacatt_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arc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ARENA_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ASADA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asbestosqld_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asqa_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audit-sit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aviation_complain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caroyalcomm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CDPP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cgc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ckan_connec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consultati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costingsbet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crimtrac_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defence_minister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defence_news_medi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dfat-embassy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diplomaticacadem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doca_arts_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doca_bas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doca_comms_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doca_min_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DoESo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dof-transparency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DrupalSecurit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dvf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ecanz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eex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elections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estavi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fpwp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FWB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govcms-ci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govcms-cka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govCMS-d8sit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govcms-projec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govcms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govcms-theme-ci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govcms.gov.au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govcms7-scaffol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govcms7-scaffold-paa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govcms8-scaffol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govcms8-scaffold-paa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govCMS8-UI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govcms8_uiki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govcms8_uikit_start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govcms_backup_scrip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govcms_whitesit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govcmslago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govdex-suppor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govstrap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indopacifichealthsecurity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ipaustralia_psb_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ipfa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labourhireqld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lago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log_retrieval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MTPC_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myhealthrecord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nabers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nccg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ncoa_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oirqld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ona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oni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op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park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passports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PEQA_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polexchange_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psinnovate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PSIT_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psr_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psrfinance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pzja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qirc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require-dev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sati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scaffol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scaffold-toolin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sc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sdgdata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SDI_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sdo_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sellingtogov_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site-backup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skillselec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smoke-tes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so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staysmartonline_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ui-kit-base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uikit-bootstrap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-dawr</text:p>
          </table:table-cell>
          <table:table-cell office:value-type="string" calcext:value-type="string">
            <text:p>node-open311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-dawr</text:p>
          </table:table-cell>
          <table:table-cell office:value-type="string" calcext:value-type="string">
            <text:p>swagger-open311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thgovau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thgovau</text:p>
          </table:table-cell>
          <table:table-cell office:value-type="string" calcext:value-type="string">
            <text:p>health-design-system-starter-ki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thgovau</text:p>
          </table:table-cell>
          <table:table-cell office:value-type="string" calcext:value-type="string">
            <text:p>health.gov.au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thgovau</text:p>
          </table:table-cell>
          <table:table-cell office:value-type="string" calcext:value-type="string">
            <text:p>healthgovau-campaign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thgovau</text:p>
          </table:table-cell>
          <table:table-cell office:value-type="string" calcext:value-type="string">
            <text:p>pregunt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thgovau</text:p>
          </table:table-cell>
          <table:table-cell office:value-type="string" calcext:value-type="string">
            <text:p>web-access-advisor-v2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com</text:p>
          </table:table-cell>
          <table:table-cell office:value-type="string" calcext:value-type="string">
            <text:p>avh-biocas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com</text:p>
          </table:table-cell>
          <table:table-cell office:value-type="string" calcext:value-type="string">
            <text:p>avh-help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com</text:p>
          </table:table-cell>
          <table:table-cell office:value-type="string" calcext:value-type="string">
            <text:p>avh-testin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com</text:p>
          </table:table-cell>
          <table:table-cell office:value-type="string" calcext:value-type="string">
            <text:p>avh.chah.org.au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com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com</text:p>
          </table:table-cell>
          <table:table-cell office:value-type="string" calcext:value-type="string">
            <text:p>hispi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com</text:p>
          </table:table-cell>
          <table:table-cell office:value-type="string" calcext:value-type="string">
            <text:p>hispid5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Australia</text:p>
          </table:table-cell>
          <table:table-cell office:value-type="string" calcext:value-type="string">
            <text:p>docker-nginx-redirec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Australia</text:p>
          </table:table-cell>
          <table:table-cell office:value-type="string" calcext:value-type="string">
            <text:p>grafana-openshif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Australia</text:p>
          </table:table-cell>
          <table:table-cell office:value-type="string" calcext:value-type="string">
            <text:p>ipaustralia_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Australia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Australia</text:p>
          </table:table-cell>
          <table:table-cell office:value-type="string" calcext:value-type="string">
            <text:p>openshift-prometheus-grafan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Australia</text:p>
          </table:table-cell>
          <table:table-cell office:value-type="string" calcext:value-type="string">
            <text:p>psb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Australia</text:p>
          </table:table-cell>
          <table:table-cell office:value-type="string" calcext:value-type="string">
            <text:p>ttattorne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Australia</text:p>
          </table:table-cell>
          <table:table-cell office:value-type="string" calcext:value-type="string">
            <text:p>xl-deploy-docker-imag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Australia</text:p>
          </table:table-cell>
          <table:table-cell office:value-type="string" calcext:value-type="string">
            <text:p>xl-release-docker-imag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gate</text:p>
          </table:table-cell>
          <table:table-cell office:value-type="string" calcext:value-type="string">
            <text:p>findmypollingplac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gate</text:p>
          </table:table-cell>
          <table:table-cell office:value-type="string" calcext:value-type="string">
            <text:p>Geodeti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gate</text:p>
          </table:table-cell>
          <table:table-cell office:value-type="string" calcext:value-type="string">
            <text:p>GovHack-2014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gate</text:p>
          </table:table-cell>
          <table:table-cell office:value-type="string" calcext:value-type="string">
            <text:p>Locat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gate</text:p>
          </table:table-cell>
          <table:table-cell office:value-type="string" calcext:value-type="string">
            <text:p>poc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gate</text:p>
          </table:table-cell>
          <table:table-cell office:value-type="string" calcext:value-type="string">
            <text:p>ready-steady-gov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gat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gate</text:p>
          </table:table-cell>
          <table:table-cell office:value-type="string" calcext:value-type="string">
            <text:p>SLIP-Demo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gate</text:p>
          </table:table-cell>
          <table:table-cell office:value-type="string" calcext:value-type="string">
            <text:p>Unearthe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ai-scout-imageSearchComparis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aspace_reftrack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chropro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dl-model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dnn-cli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doss-dash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event-transform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folio-pickslip-view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heimdall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jelly-sol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kafka-test-harnes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loki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Net-Z3950-ZOOM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nla-musi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nla-music-androi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nla-pywb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nla-wayback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nla_staff_spreadsheet_import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odi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pavo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prometheus-analys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puppetdemonstrati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qemu-image-extracto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robinf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solr-groupin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sprightly-publi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tho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timelin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warcprox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webarchive-odi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WPlanning</text:p>
          </table:table-cell>
          <table:table-cell office:value-type="string" calcext:value-type="string">
            <text:p>edai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WPlanning</text:p>
          </table:table-cell>
          <table:table-cell office:value-type="string" calcext:value-type="string">
            <text:p>tutorial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RecordOfficeVictoria</text:p>
          </table:table-cell>
          <table:table-cell office:value-type="string" calcext:value-type="string">
            <text:p>IIIF-manifes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RecordOfficeVictoria</text:p>
          </table:table-cell>
          <table:table-cell office:value-type="string" calcext:value-type="string">
            <text:p>neoVEO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RecordOfficeVictoria</text:p>
          </table:table-cell>
          <table:table-cell office:value-type="string" calcext:value-type="string">
            <text:p>prov_website_contrib_patch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RecordOfficeVictoria</text:p>
          </table:table-cell>
          <table:table-cell office:value-type="string" calcext:value-type="string">
            <text:p>sams-fedora-messagin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RecordOfficeVictoria</text:p>
          </table:table-cell>
          <table:table-cell office:value-type="string" calcext:value-type="string">
            <text:p>sams-inges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RecordOfficeVictoria</text:p>
          </table:table-cell>
          <table:table-cell office:value-type="string" calcext:value-type="string">
            <text:p>simplesamlphp_auth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RecordOfficeVictoria</text:p>
          </table:table-cell>
          <table:table-cell office:value-type="string" calcext:value-type="string">
            <text:p>TrackTransf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RecordOfficeVictoria</text:p>
          </table:table-cell>
          <table:table-cell office:value-type="string" calcext:value-type="string">
            <text:p>V2Check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RecordOfficeVictoria</text:p>
          </table:table-cell>
          <table:table-cell office:value-type="string" calcext:value-type="string">
            <text:p>V2Generato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RecordOfficeVictoria</text:p>
          </table:table-cell>
          <table:table-cell office:value-type="string" calcext:value-type="string">
            <text:p>VERSComm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aws-atlassian-ops-Ias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idm-auth0-test-harnes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idm-doc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-dataset-view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dca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harves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trak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ytp-commen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ommon-web-resourc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ommon-web-resources-releas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ue_templat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dm-global-search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foodpantry-kyfb-squiz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foodpantry-labelbust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foodpantry-labelbuster-squiz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formio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formio-helper-modul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formio-ql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formio-qld-cd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ga-regex-creato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genesys-click-to-dial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global-search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global-search-releas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glue-module-form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glue-template-releas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matrix-asse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matrix-assets-boilerplat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matrix-assets-boilerplate-releas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matrix-assets-housin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matrix-assets-housing-releas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matrix-assets-releas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matrix-projec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matrix-projects-releas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notif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PLSplus-QG-spe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qg-web-templat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qgcti-doc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qgcti-util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qgds-bootstrap5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qgds-bootstrap5-cd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qgds-bootstrap5-releas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qgds-core-releas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qgds-design-roadmap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qgds-token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qgds-vanill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qgds-vanilla-releas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qgds-web-componen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qgsoc-doc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qld-gov-au.github.io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qsa-archive-search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selenium-help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site-myqldgovau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squiz-dxp-component-system-squiz-qol-collab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squiz-form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squiz_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web-boilerplat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web-template-releas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sw</text:p>
          </table:table-cell>
          <table:table-cell office:value-type="string" calcext:value-type="string">
            <text:p>Dashboar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sw</text:p>
          </table:table-cell>
          <table:table-cell office:value-type="string" calcext:value-type="string">
            <text:p>OpenGov-Migrati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sw</text:p>
          </table:table-cell>
          <table:table-cell office:value-type="string" calcext:value-type="string">
            <text:p>photo-inschmestigato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sw</text:p>
          </table:table-cell>
          <table:table-cell office:value-type="string" calcext:value-type="string">
            <text:p>srnsw.github.com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sw</text:p>
          </table:table-cell>
          <table:table-cell office:value-type="string" calcext:value-type="string">
            <text:p>State-Records-Search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sw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shineCoastCouncil</text:p>
          </table:table-cell>
          <table:table-cell office:value-type="string" calcext:value-type="string">
            <text:p>ArcGIS-Exampl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shineCoastCouncil</text:p>
          </table:table-cell>
          <table:table-cell office:value-type="string" calcext:value-type="string">
            <text:p>HackFes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shineCoastCouncil</text:p>
          </table:table-cell>
          <table:table-cell office:value-type="string" calcext:value-type="string">
            <text:p>Hackfest-2016-Sampl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shineCoastCouncil</text:p>
          </table:table-cell>
          <table:table-cell office:value-type="string" calcext:value-type="string">
            <text:p>HackFestUtil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shineCoastCouncil</text:p>
          </table:table-cell>
          <table:table-cell office:value-type="string" calcext:value-type="string">
            <text:p>horizon-2018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shineCoastCouncil</text:p>
          </table:table-cell>
          <table:table-cell office:value-type="string" calcext:value-type="string">
            <text:p>horizon-2019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shineCoastCouncil</text:p>
          </table:table-cell>
          <table:table-cell office:value-type="string" calcext:value-type="string">
            <text:p>horizon-2020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shineCoastCouncil</text:p>
          </table:table-cell>
          <table:table-cell office:value-type="string" calcext:value-type="string">
            <text:p>horizon-2021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shineCoastCouncil</text:p>
          </table:table-cell>
          <table:table-cell office:value-type="string" calcext:value-type="string">
            <text:p>horizon-2022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shineCoastCouncil</text:p>
          </table:table-cell>
          <table:table-cell office:value-type="string" calcext:value-type="string">
            <text:p>horizon-2023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shineCoastCouncil</text:p>
          </table:table-cell>
          <table:table-cell office:value-type="string" calcext:value-type="string">
            <text:p>national-api-design-standard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adaudi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AzurePublicIPAddressRang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cyber.digital.wa.gov.au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InfoClas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wasoc-honeytrap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WASOCAutomationPlaybook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WASOCWorkbook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museum</text:p>
          </table:table-cell>
          <table:table-cell office:value-type="string" calcext:value-type="string">
            <text:p>cmis-tool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museum</text:p>
          </table:table-cell>
          <table:table-cell office:value-type="string" calcext:value-type="string">
            <text:p>collections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museum</text:p>
          </table:table-cell>
          <table:table-cell office:value-type="string" calcext:value-type="string">
            <text:p>lustre-audio-guid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museum</text:p>
          </table:table-cell>
          <table:table-cell office:value-type="string" calcext:value-type="string">
            <text:p>whistle-punk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ov</text:p>
          </table:table-cell>
          <table:table-cell office:value-type="string" calcext:value-type="string">
            <text:p>Mobile-Canberr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nsw</text:p>
          </table:table-cell>
          <table:table-cell office:value-type="string" calcext:value-type="string">
            <text:p>django-mpt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admin-plugi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bi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citation-plugi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elasticsearch-util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name-matching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name-matching-2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namematching-servic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sensitive-data-servic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template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ert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pikey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ie-index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iocache-hub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iocache-servic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iocache-stor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iocache-test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iocollec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collectory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downloads-plugi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dwcahandle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elasticsearch-grails-plugi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event-core-tool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galah-python-workshop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grails-interceptor-annotation-matche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java-html-sanitize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name-explorer-plugi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name-preprocessing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openmaptile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pipelines-airflow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submit-data-workshop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userdetail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apiguid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aws-broke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igital-Service-Standard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ta-websit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govHackServiceCatalogu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atacentre</text:p>
          </table:table-cell>
          <table:table-cell office:value-type="string" calcext:value-type="string">
            <text:p>Payload-SDK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atacentre</text:p>
          </table:table-cell>
          <table:table-cell office:value-type="string" calcext:value-type="string">
            <text:p>raadsync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aceecostat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bluean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cloudymap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Echoview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fastrl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remav2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seaic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travelcos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of-melbourne</text:p>
          </table:table-cell>
          <table:table-cell office:value-type="string" calcext:value-type="string">
            <text:p>mapbox-gl-j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of-melbourne</text:p>
          </table:table-cell>
          <table:table-cell office:value-type="string" calcext:value-type="string">
            <text:p>SocrataGoogleSheet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apvi-webservic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Arduino-nats-streaming-clien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aremi-web-util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argonau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bom-solar-webservic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coordinat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cuda-fixnum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echronos-lwip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foldl-statistic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gnaf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gossame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javaclas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javallie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MP-SPDZ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papa-bas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papa-base-expor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papa-base-implemen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papa-bifunctor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papa-bifunctors-expor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papa-bifunctors-implemen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papa-expor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papa-implemen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papa-includ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papa-len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papa-lens-expor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papa-lens-implemen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papa-prelud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papa-prelude-cor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papa-prelude-len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papa-prelude-semigroupoid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papa-prelude-semigroup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papa-semigroupoid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papa-semigroupoids-expor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papa-semigroupoids-implemen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PSL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python-paillie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sixfiguregroup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xsd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xtabs-mpc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govau</text:p>
          </table:table-cell>
          <table:table-cell office:value-type="string" calcext:value-type="string">
            <text:p>ckanext-datagovau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apiary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aviatio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biosys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biosyst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borang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boranga_v1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cka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ckan-o-sweav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ckan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commercialoperato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isturbanc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jango-org-model-document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jango-org-model-log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feewaive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firesourc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gdal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gdal-grand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ledge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mapproxy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mooringlicensing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mooring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mpaviewe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oim-cm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ol3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oxyQ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parkstay_b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parkstay_bs_v2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pb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plastids-of-pilbar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postgres-oracle-fdw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rOzCBI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tsc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turtleviewer2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waRb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wastd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wastdviewe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webtemplate2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wildlifecomplianc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wildlifelicensing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php-jira-rest-clien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common-www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jbos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research-handbook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EM-assis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nuga_cor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nuga_user_manual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tmospheric_tomography_lase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tmospheric_tomography_point_and_lin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usPIX-crosswalk-cod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usPIX-DGGS-datase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usPIX-DGGS-enablement-API-cod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usPIX-DGGS-ontology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bluecap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cesium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netcdf-benchmark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waterbodie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finitelyTyped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elvis-placename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eqrm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explorer-rock-properties-component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SDF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SDF-Road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a-aem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eodesyML-Java-Binding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eophysics-netcdf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eoscience-portal-aw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ina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interactive-map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libvmod-awsres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LocalRegressionKriging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loci-notebook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mineral-stats-toolki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placenames-datase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shakemap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tcrm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Workflow-Manager-JavaScript-Applicatio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elery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-awslogs-boshreleas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-dashboard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glid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go-elasticsearch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html-proofer-docke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magd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rest2task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thgovau</text:p>
          </table:table-cell>
          <table:table-cell office:value-type="string" calcext:value-type="string">
            <text:p>desktop.gov.au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Australia</text:p>
          </table:table-cell>
          <table:table-cell office:value-type="string" calcext:value-type="string">
            <text:p>docker-selenium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Australia</text:p>
          </table:table-cell>
          <table:table-cell office:value-type="string" calcext:value-type="string">
            <text:p>zalenium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as_reftracke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blacklight-solrcloud-repository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blacklight_range_limi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catalogue-patron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grails-resource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heritrix3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nla-arcligh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nla-blackligh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nla-blacklight_commo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simpleserve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yaz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yaz4j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cau</text:p>
          </table:table-cell>
          <table:table-cell office:value-type="string" calcext:value-type="string">
            <text:p>AustralianElectorate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cau</text:p>
          </table:table-cell>
          <table:table-cell office:value-type="string" calcext:value-type="string">
            <text:p>AustralianProtectiveMarking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repor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scheming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validatio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shineCoastCouncil</text:p>
          </table:table-cell>
          <table:table-cell office:value-type="string" calcext:value-type="string">
            <text:p>ASP.NET-Simple-Proxy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shineCoastCouncil</text:p>
          </table:table-cell>
          <table:table-cell office:value-type="string" calcext:value-type="string">
            <text:p>Full-Til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IRM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museum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tunneler</text:p>
          </table:table-cell>
          <table:table-cell office:value-type="string" calcext:value-type="string">
            <text:p>The Unlicense</text:p>
          </table:table-cell>
          <table:table-cell table:number-columns-repeated="2"/>
        </table:table-row>
      </table:table>
      <table:table table:name="Sheet2" table:style-name="ta1"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icence name</text:p>
          </table:table-cell>
          <table:table-cell office:value-type="string" calcext:value-type="string">
            <text:p>Number </text:p>
          </table:table-cell>
        </table:table-row>
        <table:table-row table:style-name="ro1">
          <table:table-cell office:value-type="string" calcext:value-type="string">
            <text:p>Not specified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string" calcext:value-type="string">
            <text:p>Apache License 2.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MIT License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GNU General Public License v3.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GNU Affero General Public License v3.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GNU General Public License v2.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SD 3-Clause "New" or "Revised" Licens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reative Commons Attribution 4.0 International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ozilla Public License 2.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reative Commons Zero v1.0 Universa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NU Lesser General Public License v3.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SD 2-Clause "Simplified" Licen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clipse Public License 1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NU Lesser General Public License v2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C Licen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cen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Unlicense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github_licenses_report.A1:github_licenses_report.C1953" table:display-filter-buttons="true"/>
        <table:database-range table:name="__Anonymous_Sheet_DB__1" table:target-range-address="Sheet2.A1:Sheet2.B19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9">00/00/0000</text:date>, <text:time style:data-style-name="N2" text:time-value="21:34:26.605265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9-29T21:37:47.969599200</dc:date>
    <meta:editing-duration>PT4M26S</meta:editing-duration>
    <meta:editing-cycles>3</meta:editing-cycles>
    <meta:generator>LibreOffice/25.8.1.1$Windows_X86_64 LibreOffice_project/54047653041915e595ad4e45cccea684809c77b5</meta:generator>
    <meta:document-statistic meta:table-count="2" meta:cell-count="5972" meta:object-count="0"/>
  </office:meta>
</office:document-meta>
</file>